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The first presentation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1" draw:master-page-name="Master1-Layout2-obj-Title-and-Content" presentation:presentation-page-layout-name="Master1-PPL2" draw:id="Slide-257">
        <draw:frame draw:id="id65" presentation:style-name="a36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67" draw:name="Content Placeholder 2" svg:x="0.91667in" svg:y="1.99653in" svg:width="11.5in" svg:height="4.75868in" presentation:class="outline" presentation:placeholder="false">
          <draw:text-box>
            <text:list text:style-name="a366">
              <text:list-item>
                <text:p text:style-name="a365" text:class-names="" text:cond-style-name=""><text:span text:style-name="a363" text:class-names="">Slide 1<text:s text:c="1"/></text:span><text:span text:style-name="a364" text:class-names=""/></text:p>
              </text:list-item>
            </text:list>
          </draw:text-box>
          <svg:title/>
          <svg:desc/>
        </draw:frame>
      </draw:page>
      <draw:page draw:name="Slide3" draw:style-name="a368" draw:master-page-name="Master1-Layout2-obj-Title-and-Content" presentation:presentation-page-layout-name="Master1-PPL2" draw:id="Slide-258">
        <draw:frame draw:id="id67" presentation:style-name="a36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75" draw:name="Content Placehold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sLide</text:span><text:span text:style-name="a371" text:class-names=""><text:s text:c="1"/>2</text:span><text:span text:style-name="a3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1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1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1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1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1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1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1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1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1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1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1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1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41:55Z</dc:date>
    <meta:editing-cycles>1</meta:editing-cycles>
    <meta:editing-duration>PT504S</meta:editing-duration>
    <meta:document-statistic meta:paragraph-count="3" meta:word-count="7"/>
  </office:meta>
</office:document-meta>
</file>